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d9d9e3"/>
    </style:style>
    <style:style style:name="P2" style:family="paragraph" style:parent-style-name="Text_20_body" style:list-style-name="L1">
      <style:paragraph-properties fo:padding="0.049cm" fo:border="0.002cm solid #d9d9e3"/>
    </style:style>
    <style:style style:name="P3" style:family="paragraph" style:parent-style-name="Text_20_body" style:list-style-name="L1">
      <style:paragraph-properties fo:margin-top="0cm" fo:margin-bottom="0cm" fo:padding="0.049cm" fo:border="0.002cm solid #d9d9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función del tamaño total de los juegos de la lista que proporcionaste, se podrían instalar aproximadamente los siguientes juegos antes de llenar el disco de 256 GB:</text:p>
      <text:list xml:id="list917344045142837878" text:style-name="L1">
        <text:list-item>
          <text:p text:style-name="P3">Resogun: 0.45 GB</text:p>
        </text:list-item>
        <text:list-item>
          <text:p text:style-name="P3">Don't Starve: 0.61 GB</text:p>
        </text:list-item>
        <text:list-item>
          <text:p text:style-name="P3">Bound By Flame: 5.2 GB</text:p>
        </text:list-item>
        <text:list-item>
          <text:p text:style-name="P3">Trine 2: Complete Story: 2.76 GB</text:p>
        </text:list-item>
        <text:list-item>
          <text:p text:style-name="P3">Flower: 18 GB</text:p>
        </text:list-item>
        <text:list-item>
          <text:p text:style-name="P3">Assassin's Creed IV: Black Flag: 21.2 GB</text:p>
        </text:list-item>
        <text:list-item>
          <text:p text:style-name="P3">DriveClub: 28.86 GB</text:p>
        </text:list-item>
        <text:list-item>
          <text:p text:style-name="P3">Knack: 35.6 GB</text:p>
        </text:list-item>
        <text:list-item>
          <text:p text:style-name="P3">MLB 14 The Show: 37.5 GB</text:p>
        </text:list-item>
        <text:list-item>
          <text:p text:style-name="P3">Killzone: Shadow Fall SP: 38.5 GB</text:p>
        </text:list-item>
        <text:list-item>
          <text:p text:style-name="P2">Battlefield 4: 41.85 GB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Guzman</meta:initial-creator>
    <meta:creation-date>2023-03-13T12:26:40</meta:creation-date>
    <meta:document-statistic meta:table-count="0" meta:image-count="0" meta:object-count="0" meta:page-count="1" meta:paragraph-count="12" meta:word-count="89" meta:character-count="435"/>
    <dc:date>2023-03-13T12:28:13</dc:date>
    <dc:creator>Juan Guzman</dc:creator>
    <meta:editing-duration>PT1M33S</meta:editing-duration>
    <meta:editing-cycles>1</meta:editing-cycles>
    <meta:generator>OpenOffice/4.1.14$Unix OpenOffice.org_project/4114m1$Build-9811</meta:generator>
  </office:meta>
</office:document-meta>
</file>